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ec93" officeooo:paragraph-rsid="00112dcc"/>
    </style:style>
    <style:style style:name="P2" style:family="paragraph" style:parent-style-name="Standard">
      <style:text-properties style:text-underline-style="none" fo:font-weight="normal" officeooo:rsid="000c2a4f" officeooo:paragraph-rsid="00112dc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82b6" officeooo:paragraph-rsid="00112dcc" style:font-weight-asian="normal" style:font-weight-complex="normal"/>
    </style:style>
    <style:style style:name="T1" style:family="text">
      <style:text-properties officeooo:rsid="000c2a4f"/>
    </style:style>
    <style:style style:name="T2" style:family="text">
      <style:text-properties style:text-underline-style="none" fo:font-weight="normal" officeooo:rsid="000a82b6" style:font-weight-asian="normal" style:font-weight-complex="normal"/>
    </style:style>
    <style:style style:name="T3" style:family="text">
      <style:text-properties officeooo:rsid="001173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COMPUTACIÓ<text:span text:style-name="T3">N</text:span></text:p>
      <text:p text:style-name="P1"><text:span text:style-name="T2"/></text:p>
      <text:p text:style-name="P1"><text:span text:style-name="T2">- Enfoques (explicar y decir el adecuado)</text:span></text:p>
      <text:p text:style-name="P3">sistemas distribuidos en red / distribuido y middleware</text:p>
      <text:p text:style-name="P3"/>
      <text:p text:style-name="P3">- Paradigmas (comprarar, grafo, vent/desv)</text:p>
      <text:p text:style-name="P3">cliente/servidor, peer-to-peer, MOM</text:p>
      <text:p text:style-name="P3"/>
      <text:p text:style-name="P3">- <text:s/><text:span text:style-name="T1">Comparación SOA y MOM</text:span></text:p>
      <text:p text:style-name="P3"/>
      <text:p text:style-name="P2">- Elegir mejor tecnología para implementar S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5:13.046832053</meta:creation-date>
    <meta:generator>LibreOffice/5.3.6.1$Linux_X86_64 LibreOffice_project/30m0$Build-1</meta:generator>
    <dc:date>2017-10-17T10:15:45.987597210</dc:date>
    <meta:editing-duration>PT20M4S</meta:editing-duration>
    <meta:editing-cycles>4</meta:editing-cycles>
    <meta:document-statistic meta:table-count="0" meta:image-count="0" meta:object-count="0" meta:page-count="1" meta:paragraph-count="7" meta:word-count="37" meta:character-count="257" meta:non-whitespace-character-count="226"/>
  </office:meta>
</office:document-meta>
</file>